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JetBrainsMono Nerd Font" svg:font-family="'JetBrainsMono Nerd Font'" style:font-pitch="fixed"/>
    <style:font-face style:name="JetBrainsMonoExtraBold Nerd Font" svg:font-family="'JetBrainsMonoExtraBold Nerd Font'" style:font-pitch="fixed"/>
    <style:font-face style:name="JetBrainsMonoMedium Nerd Font" svg:font-family="'JetBrainsMonoMedium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Default"/>
        <table:table-column table:style-name="co5" table:default-cell-style-name="ce1"/>
        <table:table-column table:style-name="co2" table:default-cell-style-name="ce1"/>
        <table:table-column table:style-name="co5" table:number-columns-repeated="3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ortowanie</text:p>
          </table:table-cell>
          <table:table-cell office:value-type="string" calcext:value-type="string">
            <text:p>ilosc elementow</text:p>
          </table:table-cell>
          <table:table-cell office:value-type="string" calcext:value-type="string">
            <text:p>Pomiar 1</text:p>
          </table:table-cell>
          <table:table-cell office:value-type="string" calcext:value-type="string">
            <text:p>Pomiar 2</text:p>
          </table:table-cell>
          <table:table-cell office:value-type="string" calcext:value-type="string">
            <text:p>Pomiar 3</text:p>
          </table:table-cell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sortowanie</text:p>
          </table:table-cell>
          <table:table-cell office:value-type="string" calcext:value-type="string">
            <text:p>ilosc elementow</text:p>
          </table:table-cell>
          <table:table-cell office:value-type="string" calcext:value-type="string">
            <text:p>Pomiar 1</text:p>
          </table:table-cell>
          <table:table-cell office:value-type="string" calcext:value-type="string">
            <text:p>Pomiar 2</text:p>
          </table:table-cell>
          <table:table-cell office:value-type="string" calcext:value-type="string">
            <text:p>Pomiar 3</text:p>
          </table:table-cell>
          <table:table-cell office:value-type="string" calcext:value-type="string">
            <text:p>srednia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000" calcext:value-type="float">
            <text:p>1000</text:p>
          </table:table-cell>
          <table:table-cell office:value-type="float" office:value="0.0591393" calcext:value-type="float">
            <text:p>0.0591393</text:p>
          </table:table-cell>
          <table:table-cell office:value-type="float" office:value="0.0581904" calcext:value-type="float">
            <text:p>0.0581904</text:p>
          </table:table-cell>
          <table:table-cell office:value-type="float" office:value="0.0572608" calcext:value-type="float">
            <text:p>0.0572608</text:p>
          </table:table-cell>
          <table:table-cell table:formula="of:=AVERAGE([.C2:.E2])" office:value-type="float" office:value="0.0581968333333333" calcext:value-type="float">
            <text:p>0.0581968333333333</text:p>
          </table:table-cell>
          <table:table-cell/>
          <table:table-cell office:value-type="string" calcext:value-type="string">
            <text:p>bubble</text:p>
          </table:table-cell>
          <table:table-cell office:value-type="float" office:value="10000" calcext:value-type="float">
            <text:p>10000</text:p>
          </table:table-cell>
          <table:table-cell office:value-type="float" office:value="2.54768" calcext:value-type="float">
            <text:p>2.54768</text:p>
          </table:table-cell>
          <table:table-cell office:value-type="float" office:value="2.55903" calcext:value-type="float">
            <text:p>2.55903</text:p>
          </table:table-cell>
          <table:table-cell office:value-type="float" office:value="2.54468" calcext:value-type="float">
            <text:p>2.54468</text:p>
          </table:table-cell>
          <table:table-cell table:formula="of:=AVERAGE([.J2:.L2])" office:value-type="float" office:value="2.55046333333333" calcext:value-type="float">
            <text:p>2.55046333333333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1000" calcext:value-type="float">
            <text:p>1000</text:p>
          </table:table-cell>
          <table:table-cell office:value-type="float" office:value="0.00732981" calcext:value-type="float">
            <text:p>0.00732981</text:p>
          </table:table-cell>
          <table:table-cell office:value-type="float" office:value="0.00778152" calcext:value-type="float">
            <text:p>0.00778152</text:p>
          </table:table-cell>
          <table:table-cell office:value-type="float" office:value="0.00774682" calcext:value-type="float">
            <text:p>0.00774682</text:p>
          </table:table-cell>
          <table:table-cell table:formula="of:=AVERAGE([.C3:.E3])" office:value-type="float" office:value="0.00761938333333333" calcext:value-type="float">
            <text:p>0.00761938333333333</text:p>
          </table:table-cell>
          <table:table-cell/>
          <table:table-cell office:value-type="string" calcext:value-type="string">
            <text:p>inser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683" calcext:value-type="float">
            <text:p>0.12683</text:p>
          </table:table-cell>
          <table:table-cell office:value-type="float" office:value="0.154751" calcext:value-type="float">
            <text:p>0.154751</text:p>
          </table:table-cell>
          <table:table-cell office:value-type="float" office:value="0.147437" calcext:value-type="float">
            <text:p>0.147437</text:p>
          </table:table-cell>
          <table:table-cell table:formula="of:=AVERAGE([.J3:.L3])" office:value-type="float" office:value="0.143006" calcext:value-type="float">
            <text:p>0.14300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7944" calcext:value-type="float">
            <text:p>0.000597944</text:p>
          </table:table-cell>
          <table:table-cell office:value-type="float" office:value="0.000519003" calcext:value-type="float">
            <text:p>0.000519003</text:p>
          </table:table-cell>
          <table:table-cell office:value-type="float" office:value="0.00060358" calcext:value-type="float">
            <text:p>0.00060358</text:p>
          </table:table-cell>
          <table:table-cell table:formula="of:=AVERAGE([.C4:.E4])" office:value-type="float" office:value="0.000573509" calcext:value-type="float">
            <text:p>0.000573509</text:p>
          </table:table-cell>
          <table:table-cell/>
          <table:table-cell office:value-type="string" calcext:value-type="string">
            <text:p>quick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955884" calcext:value-type="float">
            <text:p>0.00955884</text:p>
          </table:table-cell>
          <table:table-cell office:value-type="float" office:value="0.00456781" calcext:value-type="float">
            <text:p>0.00456781</text:p>
          </table:table-cell>
          <table:table-cell office:value-type="float" office:value="0.0067069" calcext:value-type="float">
            <text:p>0.0067069</text:p>
          </table:table-cell>
          <table:table-cell table:formula="of:=AVERAGE([.J4:.L4])" office:value-type="float" office:value="0.00694451666666667" calcext:value-type="float">
            <text:p>0.00694451666666667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0.0103166" calcext:value-type="float">
            <text:p>0.0103166</text:p>
          </table:table-cell>
          <table:table-cell office:value-type="float" office:value="0.0156422" calcext:value-type="float">
            <text:p>0.0156422</text:p>
          </table:table-cell>
          <table:table-cell office:value-type="float" office:value="0.0143327" calcext:value-type="float">
            <text:p>0.0143327</text:p>
          </table:table-cell>
          <table:table-cell table:formula="of:=AVERAGE([.C5:.E5])" office:value-type="float" office:value="0.0134305" calcext:value-type="float">
            <text:p>0.0134305</text:p>
          </table:table-cell>
          <table:table-cell/>
          <table:table-cell office:value-type="string" calcext:value-type="string">
            <text:p>se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0.266791" calcext:value-type="float">
            <text:p>0.266791</text:p>
          </table:table-cell>
          <table:table-cell office:value-type="float" office:value="0.253053" calcext:value-type="float">
            <text:p>0.253053</text:p>
          </table:table-cell>
          <table:table-cell office:value-type="float" office:value="0.269778" calcext:value-type="float">
            <text:p>0.269778</text:p>
          </table:table-cell>
          <table:table-cell table:formula="of:=AVERAGE([.J5:.L5])" office:value-type="float" office:value="0.263207333333333" calcext:value-type="float">
            <text:p>0.263207333333333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0473" calcext:value-type="float">
            <text:p>0.000590473</text:p>
          </table:table-cell>
          <table:table-cell office:value-type="float" office:value="0.00105684" calcext:value-type="float">
            <text:p>0.00105684</text:p>
          </table:table-cell>
          <table:table-cell office:value-type="float" office:value="0.000954192" calcext:value-type="float">
            <text:p>0.000954192</text:p>
          </table:table-cell>
          <table:table-cell table:formula="of:=AVERAGE([.C6:.E6])" office:value-type="float" office:value="0.000867168333333333" calcext:value-type="float">
            <text:p>0.000867168333333333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08296" calcext:value-type="float">
            <text:p>0.0108296</text:p>
          </table:table-cell>
          <table:table-cell office:value-type="float" office:value="0.00726317" calcext:value-type="float">
            <text:p>0.00726317</text:p>
          </table:table-cell>
          <table:table-cell office:value-type="float" office:value="0.00250823" calcext:value-type="float">
            <text:p>0.00250823</text:p>
          </table:table-cell>
          <table:table-cell table:formula="of:=AVERAGE([.J6:.L6])" office:value-type="float" office:value="0.006867" calcext:value-type="float">
            <text:p>0.006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JetBrainsMono Nerd Font" svg:font-family="'JetBrainsMono Nerd Font'" style:font-pitch="fixed"/>
    <style:font-face style:name="JetBrainsMonoExtraBold Nerd Font" svg:font-family="'JetBrainsMonoExtraBold Nerd Font'" style:font-pitch="fixed"/>
    <style:font-face style:name="JetBrainsMonoMedium Nerd Font" svg:font-family="'JetBrainsMonoMedium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6T21:27:25.691176215</meta:creation-date>
    <dc:date>2022-01-16T21:47:42.647267824</dc:date>
    <meta:editing-duration>PT10M6S</meta:editing-duration>
    <meta:editing-cycles>1</meta:editing-cycles>
    <meta:document-statistic meta:table-count="1" meta:cell-count="72" meta:object-count="0"/>
    <meta:generator>LibreOffice/7.2.5.2.0$Linux_X86_64 LibreOffice_project/20$Build-2</meta:generator>
  </office:meta>
</office:document-meta>
</file>